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4.4cm"/>
    </style:style>
    <style:style style:name="gr2" style:family="graphic" style:parent-style-name="standard">
      <style:graphic-properties draw:fill-color="#fffbcc" draw:textarea-horizontal-align="justify" draw:textarea-vertical-align="middle" draw:auto-grow-height="false" fo:min-height="9.25cm" fo:min-width="17.3cm"/>
    </style:style>
    <style:style style:name="gr3" style:family="graphic" style:parent-style-name="standard">
      <style:graphic-properties draw:fill-color="#ffdaa2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fill-color="#fffbcc" draw:textarea-horizontal-align="justify" draw:textarea-vertical-align="middle" draw:auto-grow-height="false" fo:min-height="6.45cm" fo:min-width="11.4cm"/>
    </style:style>
    <style:style style:name="gr5" style:family="graphic" style:parent-style-name="standard">
      <style:graphic-properties draw:fill-color="#89c765" draw:textarea-horizontal-align="justify" draw:textarea-vertical-align="middle" draw:auto-grow-height="false" fo:min-height="1.55cm" fo:min-width="2.5cm"/>
    </style:style>
    <style:style style:name="gr6" style:family="graphic" style:parent-style-name="standard">
      <style:graphic-properties draw:fill-color="#ef413d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fill-color="#c7a0cb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svg:stroke-color="#a3238e" draw:fill="none" draw:textarea-horizontal-align="justify" draw:textarea-vertical-align="middle" draw:auto-grow-height="false" fo:min-height="0.85cm" fo:min-width="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00599d" draw:textarea-horizontal-align="justify" draw:textarea-vertical-align="middle" draw:auto-grow-height="false" fo:min-height="1.65cm" fo:min-width="1.6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fill-color="#f3715a" draw:textarea-horizontal-align="justify" draw:textarea-vertical-align="middle" draw:auto-grow-height="false" fo:min-height="1.35cm" fo:min-width="2.3cm"/>
    </style:style>
    <style:style style:name="gr15" style:family="graphic" style:parent-style-name="standard">
      <style:graphic-properties draw:fill-color="#faa61a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6.95cm" fo:min-width="13.1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ffdaa2"/>
      <style:paragraph-properties fo:text-align="center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loext:graphic-properties draw:fill-color="#c7a0c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599d"/>
      <style:paragraph-properties fo:text-align="center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text-properties fo:color="#ce181e" fo:font-size="10pt"/>
    </style:style>
    <style:style style:name="P12" style:family="paragraph">
      <loext:graphic-properties draw:fill="none" draw:fill-color="#ffffff"/>
      <style:text-properties fo:color="#ce181e" fo:font-size="10pt"/>
    </style:style>
    <style:style style:name="P13" style:family="paragraph">
      <loext:graphic-properties draw:fill-color="#f3715a"/>
      <style:paragraph-properties fo:text-align="center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-color="#faa61a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9cm" svg:height="3.3cm" svg:x="2.6cm" svg:y="2.8cm">
          <text:p text:style-name="P1">Schedu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9.5cm" svg:x="2cm" svg:y="9.5cm">
          <text:p text:style-name="P1">ThermalNetworkStates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.3cm" svg:x="12.1cm" svg:y="2.9cm">
          <text:p text:style-name="P1">Zo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0.3cm" svg:height="0.3cm" svg:x="12.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3.7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cm" svg:height="6.7cm" svg:x="4.6cm" svg:y="20.8cm">
          <text:p text:style-name="P1">ThermalNetworkBalanceModel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3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7.5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12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16.2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0.4cm" svg:height="0.4cm" svg:x="12.3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0.4cm" svg:height="0.4cm" svg:x="3.2cm" svg:y="1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0.4cm" svg:height="0.4cm" svg:x="4.6cm" svg:y="11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0.4cm" svg:height="0.4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0.4cm" svg:x="5.8cm" svg:y="11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0.4cm" svg:x="6.4cm" svg:y="11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1.1cm" svg:x="4.1cm" svg:y="11.6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curve" svg:x1="3.4cm" svg:y1="15.5cm" svg:x2="4.8cm" svg:y2="12.3cm" draw:start-shape="id1" draw:start-glue-point="0" draw:end-shape="id2" draw:end-glue-point="2" svg:d="M3400 15500c0-2400 1400-800 1400-3200" svg:viewBox="0 0 1401 3201">
          <text:p/>
        </draw:connector>
        <draw:custom-shape draw:style-name="gr10" draw:text-style-name="P8" draw:layer="layout" svg:width="2.1cm" svg:height="1.9cm" svg:x="10.2cm" svg:y="10.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3cm" svg:height="1.1cm" svg:x="12.3cm" svg:y="10.1cm">
          <draw:text-box>
            <text:p text:style-name="P9">FlowElementProperties</text:p>
          </draw:text-box>
        </draw:frame>
        <draw:custom-shape draw:style-name="gr6" draw:text-style-name="P5" xml:id="id3" draw:id="id3" draw:layer="layout" svg:width="0.4cm" svg:height="0.4cm" svg:x="10.5cm" svg:y="10.5cm">
          <text:p/>
          <draw:enhanced-geometry svg:viewBox="0 0 21600 21600" draw:type="rectangle" draw:enhanced-path="M 0 0 L 21600 0 21600 21600 0 21600 0 0 Z N"/>
        </draw:custom-shape>
        <draw:path draw:style-name="gr12" draw:text-style-name="P7" draw:layer="layout" svg:width="5.345cm" svg:height="2.127cm" draw:transform="rotate (2.97648450635113) translate (10.1323052485401cm 12.7366645446955cm)" svg:viewBox="0 0 5346 2128" svg:d="M0 2012c507-8 1003 128 1506 115 364-9 733 21 1088-60 456-102 922-178 1357-347 288-112 540-308 738-538 233-270 468-554 582-902l75-280">
          <text:p/>
        </draw:path>
        <draw:frame draw:style-name="gr13" draw:text-style-name="P10" draw:layer="layout" svg:width="3.1cm" svg:height="1.673cm" svg:x="4.3cm" svg:y="10cm">
          <draw:text-box>
            <text:p text:style-name="P9">value(t)</text:p>
          </draw:text-box>
        </draw:frame>
        <draw:frame draw:style-name="gr13" draw:text-style-name="P12" draw:layer="layout" svg:width="8.3cm" svg:height="1.673cm" svg:x="2.8cm" svg:y="9.527cm">
          <draw:text-box>
            <text:p text:style-name="P11">SimulationParamter::evaluateTimeSeries(t, spk)</text:p>
          </draw:text-box>
        </draw:frame>
        <draw:custom-shape draw:style-name="gr14" draw:text-style-name="P13" draw:layer="layout" svg:width="2.8cm" svg:height="1.6cm" svg:x="13.3cm" svg:y="12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7.7cm" svg:height="1.1cm" svg:x="12.9cm" svg:y="11.3cm">
          <draw:text-box>
            <text:p text:style-name="P14">NANDRAD::HydraulicNetworkHeatExchange</text:p>
          </draw:text-box>
        </draw:frame>
        <draw:custom-shape draw:style-name="gr15" draw:text-style-name="P16" xml:id="id4" draw:id="id4" draw:layer="layout" svg:width="0.6cm" svg:height="0.6cm" svg:x="13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10.9cm" svg:y1="10.7cm" svg:x2="13.7cm" svg:y2="12.7cm" draw:start-shape="id3" draw:start-glue-point="1" draw:end-shape="id4" draw:end-glue-point="6" svg:d="M10900 10700c2100 0 700 2000 2800 2000" svg:viewBox="0 0 2801 2001">
          <text:p/>
        </draw:connector>
        <draw:connector draw:style-name="gr9" draw:text-style-name="P7" draw:layer="layout" draw:type="curve" svg:x1="12.5cm" svg:y1="15.4cm" svg:x2="5.4cm" svg:y2="12.3cm" draw:start-shape="id5" draw:start-glue-point="0" draw:end-shape="id6" draw:end-glue-point="2" svg:d="M12500 15400c0-2325-7100-775-7100-3100" svg:viewBox="0 0 7101 3101">
          <text:p/>
        </draw:connector>
        <draw:frame draw:style-name="gr11" draw:text-style-name="P15" draw:layer="layout" svg:width="7.7cm" svg:height="1.1cm" svg:x="3.9cm" svg:y="11cm">
          <draw:text-box>
            <text:p text:style-name="P14"><text:span text:style-name="T1">m_heatExchangeRefValues</text:span></text:p>
          </draw:text-box>
        </draw:frame>
        <draw:custom-shape draw:style-name="gr6" draw:text-style-name="P5" xml:id="id7" draw:id="id7" draw:layer="layout" svg:width="0.4cm" svg:height="0.4cm" svg:x="10.5cm" svg:y="11.2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curve" svg:x1="10.9cm" svg:y1="11.4cm" svg:x2="12.85cm" svg:y2="5.8cm" draw:start-shape="id7" draw:start-glue-point="1" draw:end-shape="id8" draw:end-glue-point="2" svg:d="M10900 11400c1300 0 1950-1866 1950-5600" svg:viewBox="0 0 1951 5601">
          <text:p/>
        </draw:connector>
        <draw:path draw:style-name="gr12" draw:text-style-name="P7" draw:layer="layout" svg:width="5.679cm" svg:height="1.665cm" draw:transform="skewX (-0.490961118586005) rotate (2.91522344960613) translate (10.9670839214346cm 13.2332491362473cm)" svg:viewBox="0 0 5680 1666" svg:d="M0 1575c538-6 1066 101 1601 91 386-7 778 16 1156-47 484-80 979-139 1442-272 306-87 574-241 784-421 247-211 496-434 617-706l80-220">
          <text:p/>
        </draw:path>
      </draw:page>
      <draw:page draw:name="page2" draw:style-name="dp1" draw:master-page-name="Standard">
        <draw:custom-shape draw:style-name="gr1" draw:text-style-name="P1" draw:layer="layout" svg:width="4.9cm" svg:height="3.3cm" svg:x="2.6cm" svg:y="2.8cm">
          <text:p text:style-name="P1">Schedu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9.5cm" svg:x="2cm" svg:y="9.5cm">
          <text:p text:style-name="P1">ThermalNetworkStates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.3cm" svg:x="12.1cm" svg:y="2.9cm">
          <text:p text:style-name="P1">Zone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0.3cm" svg:height="0.3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0.3cm" svg:height="0.3cm" svg:x="12.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3cm" svg:x="3.7cm" svg:y="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3.6cm" svg:height="7.2cm" svg:x="2.9cm" svg:y="20.2cm">
          <text:p text:style-name="P1">ThermalNetworkBalanceModel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3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7.5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12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1.8cm" svg:x="16.2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0.4cm" svg:height="0.4cm" svg:x="12.3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0.4cm" svg:height="0.4cm" svg:x="3.2cm" svg:y="15.5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curve" svg:x1="3.4cm" svg:y1="15.5cm" svg:x2="3.35cm" svg:y2="5.8cm" draw:start-shape="id9" draw:start-glue-point="0" draw:end-shape="id10" draw:end-glue-point="2" svg:d="M3400 15500c0-7275-50-2425-50-9700" svg:viewBox="0 0 51 9701">
          <text:p/>
        </draw:connector>
        <draw:connector draw:style-name="gr9" draw:text-style-name="P7" draw:layer="layout" draw:type="curve" svg:x1="12.5cm" svg:y1="15.4cm" svg:x2="12.85cm" svg:y2="5.8cm" draw:start-shape="id11" draw:start-glue-point="0" draw:end-shape="id12" draw:end-glue-point="2" svg:d="M12500 15400c0-7200 350-2400 350-9600" svg:viewBox="0 0 351 9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09:40:56.696113578</meta:creation-date>
    <dc:date>2021-05-04T10:06:44.816593114</dc:date>
    <meta:editing-duration>PT15M37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